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use-window-font-color="true" style:font-name="DejaVu Serif Condensed" fo:font-size="14pt" fo:language="de" fo:country="A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use-window-font-color="true" style:font-name="DejaVu Serif Condensed" fo:font-size="11pt" fo:language="de" fo:country="AT" style:font-size-asian="11pt" style:font-size-complex="11pt"/>
    </style:style>
    <style:style style:name="P3" style:family="paragraph" style:parent-style-name="Standard">
      <style:paragraph-properties fo:line-height="150%" fo:text-align="start" style:justify-single-word="false"/>
      <style:text-properties style:use-window-font-color="true" style:font-name="DejaVu Serif Condensed" fo:font-size="11pt" fo:language="de" fo:country="AT" officeooo:paragraph-rsid="00099f50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DejaVu Serif Condensed" fo:font-size="11pt" fo:language="de" fo:country="A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DejaVu Serif Condensed" fo:font-size="11pt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DejaVu Serif Condensed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1pt" officeooo:paragraph-rsid="00107a0d" style:font-size-asian="11pt" style:font-size-complex="11pt"/>
    </style:style>
    <style:style style:name="P8" style:family="paragraph" style:parent-style-name="Standard">
      <style:paragraph-properties fo:keep-together="auto" fo:orphans="0" fo:widows="0" fo:keep-with-next="auto"/>
      <style:text-properties style:font-name="DejaVu Serif Condensed" fo:font-size="11pt" style:font-size-asian="11pt" style:font-size-complex="11pt"/>
    </style:style>
    <style:style style:name="P9" style:family="paragraph" style:parent-style-name="Standard">
      <style:paragraph-properties fo:keep-together="auto" fo:orphans="0" fo:widows="0" fo:keep-with-next="auto"/>
      <style:text-properties style:font-name="DejaVu Serif Condensed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keep-together="auto" fo:orphans="0" fo:widows="0" fo:keep-with-next="auto"/>
      <style:text-properties style:use-window-font-color="true" style:font-name="DejaVu Serif Condensed" fo:font-size="11pt" fo:language="de" fo:country="AT" style:font-size-asian="11pt" style:font-size-complex="11pt"/>
    </style:style>
    <style:style style:name="P11" style:family="paragraph" style:parent-style-name="Standard" style:list-style-name="L1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style:font-size-asian="11pt" style:font-size-complex="11pt"/>
    </style:style>
    <style:style style:name="P12" style:family="paragraph" style:parent-style-name="Standard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style:font-size-asian="11pt" style:font-size-complex="11pt"/>
    </style:style>
    <style:style style:name="P13" style:family="paragraph" style:parent-style-name="Standard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officeooo:paragraph-rsid="00145373" style:font-size-asian="11pt" style:font-size-complex="11pt"/>
    </style:style>
    <style:style style:name="P14" style:family="paragraph" style:parent-style-name="Standard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officeooo:paragraph-rsid="00158f13" style:font-size-asian="11pt" style:font-size-complex="11pt"/>
    </style:style>
    <style:style style:name="P15" style:family="paragraph" style:parent-style-name="Standard" style:list-style-name="WWNum1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style:font-size-asian="11pt" style:font-size-complex="11pt"/>
    </style:style>
    <style:style style:name="P16" style:family="paragraph" style:parent-style-name="Standard">
      <style:paragraph-properties fo:line-height="150%" fo:text-align="justify" style:justify-single-word="false"/>
      <style:text-properties style:use-window-font-color="true" style:font-name="DejaVu Serif Condensed" fo:font-size="14pt" fo:language="de" fo:country="AT" fo:font-weight="bold" officeooo:rsid="00165695" officeooo:paragraph-rsid="00165695" style:font-size-asian="14pt" style:font-weight-asian="bold" style:font-size-complex="14pt" style:font-weight-complex="bold"/>
    </style:style>
    <style:style style:name="P17" style:family="paragraph" style:parent-style-name="Standard" style:list-style-name="L1" style:master-page-name="">
      <style:paragraph-properties fo:line-height="150%" fo:text-align="justify" style:justify-single-word="false" style:page-number="auto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officeooo:paragraph-rsid="0011195c" style:font-size-asian="11pt" style:font-size-complex="11pt"/>
    </style:style>
    <style:style style:name="P18" style:family="paragraph" style:parent-style-name="Standard" style:list-style-name="L2" style:master-page-name="">
      <style:paragraph-properties fo:line-height="150%" fo:text-align="justify" style:justify-single-word="false" style:page-number="auto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style:font-size-asian="11pt" style:font-size-complex="11pt"/>
    </style:style>
    <style:style style:name="P19" style:family="paragraph" style:parent-style-name="Standard" style:list-style-name="WWNum1" style:master-page-name="">
      <style:paragraph-properties fo:line-height="150%" fo:text-align="justify" style:justify-single-word="false" style:page-number="auto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officeooo:paragraph-rsid="0012d841" style:font-size-asian="11pt" style:font-size-complex="11pt"/>
    </style:style>
    <style:style style:name="P20" style:family="paragraph" style:parent-style-name="Standard" style:list-style-name="WWNum1">
      <style:paragraph-properties fo:margin-left="0cm" fo:margin-right="0cm" fo:line-height="150%" fo:text-align="justify" style:justify-single-word="false" fo:orphans="0" fo:widows="0" fo:text-indent="0cm" style:auto-text-indent="false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fo:font-weight="bold" style:font-size-asian="11pt" style:font-weight-asian="bold" style:font-size-complex="11pt" style:font-weight-complex="bold"/>
    </style:style>
    <style:style style:name="P21" style:family="paragraph" style:parent-style-name="Standard" style:list-style-name="L3">
      <style:paragraph-properties fo:margin-left="0.026cm" fo:margin-right="0cm" fo:line-height="150%" fo:text-align="justify" style:justify-single-word="false" fo:text-indent="0.026cm" style:auto-text-indent="false">
        <style:tab-stops>
          <style:tab-stop style:position="0.45cm"/>
        </style:tab-stops>
      </style:paragraph-properties>
      <style:text-properties style:use-window-font-color="true" style:font-name="DejaVu Serif Condensed" fo:font-size="11pt" fo:language="de" fo:country="AT" style:font-size-asian="11pt" style:font-size-complex="11pt"/>
    </style:style>
    <style:style style:name="T1" style:family="text">
      <style:text-properties style:use-window-font-color="true" style:font-name="DejaVu Serif Condensed" fo:language="de" fo:country="AT"/>
    </style:style>
    <style:style style:name="T2" style:family="text">
      <style:text-properties style:use-window-font-color="true" style:font-name="DejaVu Serif Condensed" fo:language="de" fo:country="AT" officeooo:rsid="000e8475"/>
    </style:style>
    <style:style style:name="T3" style:family="text">
      <style:text-properties style:use-window-font-color="true" style:font-name="DejaVu Serif Condensed" fo:language="de" fo:country="AT" officeooo:rsid="0011195c"/>
    </style:style>
    <style:style style:name="T4" style:family="text">
      <style:text-properties style:use-window-font-color="true" fo:language="de" fo:country="A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ea7a" style:font-weight-asian="bold" style:font-weight-complex="bold"/>
    </style:style>
    <style:style style:name="T7" style:family="text">
      <style:text-properties style:font-name="DejaVu Serif Condensed"/>
    </style:style>
    <style:style style:name="T8" style:family="text">
      <style:text-properties officeooo:rsid="00099f50"/>
    </style:style>
    <style:style style:name="T9" style:family="text">
      <style:text-properties officeooo:rsid="000d4e7e"/>
    </style:style>
    <style:style style:name="T10" style:family="text">
      <style:text-properties officeooo:rsid="000e8475"/>
    </style:style>
    <style:style style:name="T11" style:family="text">
      <style:text-properties officeooo:rsid="001119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cm" fo:text-indent="-0.635cm" fo:margin-left="1.2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7cm" fo:text-indent="-0.635cm" fo:margin-left="1.8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2cm" fo:text-indent="-0.635cm" fo:margin-left="2.5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7cm" fo:text-indent="-0.635cm" fo:margin-left="3.1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2cm" fo:text-indent="-0.635cm" fo:margin-left="3.7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7cm" fo:text-indent="-0.635cm" fo:margin-left="4.4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2cm" fo:text-indent="-0.635cm" fo:margin-left="5.0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7cm" fo:text-indent="-0.635cm" fo:margin-left="5.6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2cm" fo:text-indent="-0.635cm" fo:margin-left="6.3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7cm" fo:text-indent="-0.635cm" fo:margin-left="6.95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tzungsbedingungen </text:p>
      <text:p text:style-name="P16">&lt;PROJEKTNAME&gt;</text:p>
      <text:p text:style-name="P2"/>
      <text:p text:style-name="P2"/>
      <text:p text:style-name="P4">Vorwort zum Kleingedruckten</text:p>
      <text:p text:style-name="P7"><text:span text:style-name="T1">Das Lastenrad Graz ist ein kostenloses Angebot des Vereins </text:span><text:span text:style-name="T3">&lt;VEREINS-NAME&gt;</text:span><text:span text:style-name="T1"> (ZVR-Zahl </text:span><text:span text:style-name="T2">&lt;ZVR_ZAHL&gt;</text:span><text:span text:style-name="T1">) mit Unterstützung des Umweltamtes der Stadt Graz. Wir verfolgen keine kommerziellen Zwecke, sondern wollen jeder/jedem kostenlose, schnelle, bequeme und umweltfreundliche Transporte in Graz ermöglichen. Wir bitten dich daher, sehr sorgsam und schonend </text:span><text:span text:style-name="T7">mit dem Lastenrad umzugehen, damit es möglichst lange möglichst viele Menschen nutzen können. Die hier vorliegenden Nutzungsbedingungen sollen dieses Anliegen unterstützen.</text:span></text:p>
      <text:p text:style-name="P5"/>
      <text:p text:style-name="P6">Allgemeines</text:p>
      <text:list xml:id="list1512026542130010185" text:style-name="L1">
        <text:list-item>
          <text:p text:style-name="P17">Diese Nutzungsbedingungen gelten für den Verleih des Lastenfahrrads des<text:line-break/>Vereins <text:span text:style-name="T11">&lt;VEREINS-NAME&gt;</text:span> (ZVR-Zahl <text:span text:style-name="T10">&lt;ZVR_ZAHL&gt;</text:span>).</text:p>
        </text:list-item>
        <text:list-item>
          <text:p text:style-name="P11">Die/Der Nutzer/in des Lastenrades akzeptiert diese Nutzungsbedingungen.</text:p>
        </text:list-item>
        <text:list-item>
          <text:p text:style-name="P11">Auch bei gültiger Reservierung besteht kein Rechtsanspruch auf die Zurverfügung-stellung des Lastenrades. </text:p>
        </text:list-item>
        <text:list-item>
          <text:p text:style-name="P11">Die/Der Nutzer/in erwirbt keinerlei Eigentumsrechte am Lastenfahrrad.</text:p>
        </text:list-item>
        <text:list-item>
          <text:p text:style-name="P11">Die bei der Registrierung geforderten persönlichen Daten sind wahrheitsgemäß<text:line-break/>auszufüllen. Alle erhobenen Daten werden lediglich innerhalb des Projektes<text:line-break/>verarbeitet und genutzt und nicht an Dritte weitergegeben. </text:p>
        </text:list-item>
      </text:list>
      <text:p text:style-name="P2"/>
      <text:p text:style-name="P4">Benutzungsregeln</text:p>
      <text:list xml:id="list4320455214568763225" text:style-name="L2">
        <text:list-item>
          <text:p text:style-name="P18">Jede/r Nutzer/in ist für die Dauer der Ausleihe (von der Abholung bis zur Rückgabe)<text:line-break/>des Lastenrades für dieses verantwortlich.</text:p>
        </text:list-item>
        <text:list-item>
          <text:p text:style-name="P13">Die/Der Nutzer/in verpflichtet sich, vor Fahrtbeginn die Verkehrstüchtigkeit des<text:line-break/>Lastenrades zu überprüfen und etwaige Mängel dem Verein <text:span text:style-name="T11">&lt;VEREINS-NAME&gt;</text:span> zu melden. Das Lastenrad darf in diesem Fall nicht genutzt werden.</text:p>
        </text:list-item>
        <text:list-item>
          <text:p text:style-name="P14">Der Verein <text:span text:style-name="T11">&lt;VEREINS-NAME&gt;</text:span> übernimmt keine Gewährleistung für<text:line-break/>einen ordnungsgemäßen, verkehrstauglichen Zustand des Lastenrades.</text:p>
        </text:list-item>
        <text:list-item>
          <text:p text:style-name="P12">Die/Der Nutzer/in verpflichtet sich, das Lastenrad sachgemäß zu gebrauchen und es<text:line-break/>nicht an Dritte weiterzugeben (§§ 972 und 978 ABGB).</text:p>
        </text:list-item>
        <text:list-item>
          <text:p text:style-name="P12">Die/Der Nutzer/in verpflichtet sich ausdrücklich, die geltenden Straßenverkehrsregeln<text:line-break/>zu beachten und einzuhalten.</text:p>
        </text:list-item>
        <text:list-item>
          <text:p text:style-name="P12">Es ist der/dem Nutzer/in untersagt, Umbauten am Fahrrad vorzunehmen.</text:p>
        </text:list-item>
      </text:list>
      <text:list xml:id="list6458129770591458653" text:style-name="WWNum1">
        <text:list-header>
          <text:p text:style-name="P20"><text:soft-page-break/>Haftung</text:p>
        </text:list-header>
        <text:list-item>
          <text:p text:style-name="P19">Die Haftung des Vereins <text:span text:style-name="T11">&lt;VEREINS-NAME&gt;</text:span> ist auf grobe Fahrlässigkeit<text:line-break/>und Vorsatz begrenzt.</text:p>
        </text:list-item>
        <text:list-item>
          <text:p text:style-name="P15">Die/Der Nutzer/in haftet für alle Veränderungen oder Verschlechterungen am<text:line-break/>Lastenrad, sofern diese auf nicht vertragsgemäßem Gebrauch beruhen. Darüber<text:line-break/>hinaus haftet die/der Nutzer/in auch für Verlust und Untergang des Fahrrades oder<text:line-break/>einzelner Teile davon, sofern d<text:span text:style-name="T9">a</text:span>s Lastenrad nicht ordnungsgemäß genutzt,<text:line-break/>abgestellt und abgesperrt wurde. Hier genügt bereits leichte Fahrlässigkeit<text:line-break/>gem. § 979 ABGB.</text:p>
        </text:list-item>
      </text:list>
      <text:list xml:id="list7345667328279073594" text:style-name="L3">
        <text:list-header>
          <text:p text:style-name="P21"/>
        </text:list-header>
      </text:list>
      <text:p text:style-name="P4">Kontakt</text:p>
      <text:p text:style-name="P5"><text:span text:style-name="T4">Sollte es etwas geben, von dem du als </text:span>(potenzielle/r) Nutzer/in glaubst, dass wir als Anbieter es wissen sollten (Schäden am Fahrrad, Probleme bei der Ausleihe, tolle Erfahrungen, Probleme mit diesen Bedingungen o.ä.), dann schreib uns bitte ein E-Mail: <text:span text:style-name="T5"><text:line-break/></text:span><text:span text:style-name="T6">&lt;EMAIL@HIER-EINFÜGEN.ORG&gt;</text:span></text:p>
      <text:p text:style-name="P8"/>
      <text:p text:style-name="P9"/>
      <text:p text:style-name="P10"/>
      <text:p text:style-name="P3"><text:span text:style-name="T8">Stand </text:span><text:span text:style-name="T6">&lt;DATUM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337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09:45:01.49</meta:creation-date>
    <dc:date>2015-02-24T20:13:33.851956890</dc:date>
    <meta:editing-duration>PT22H14M50S</meta:editing-duration>
    <meta:editing-cycles>46</meta:editing-cycles>
    <meta:generator>LibreOffice/4.3.3.2$Linux_X86_64 LibreOffice_project/430m0$Build-2</meta:generator>
    <meta:document-statistic meta:table-count="0" meta:image-count="0" meta:object-count="0" meta:page-count="2" meta:paragraph-count="24" meta:word-count="361" meta:character-count="2777" meta:non-whitespace-character-count="2450"/>
  </office:meta>
</office:document-meta>
</file>